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2">
          <table:table-cell office:value-type="string">
            <text:p>//Linie</text:p>
          </table:table-cell>
          <table:table-cell office:value-type="string">
            <text:p>Richtung</text:p>
          </table:table-cell>
          <table:table-cell office:value-type="string">
            <text:p>Endstation</text:p>
          </table:table-cell>
          <table:table-cell office:value-type="string">
            <text:p>Wochentage</text:p>
          </table:table-cell>
          <table:table-cell office:value-type="string">
            <text:p>Stunde</text:p>
          </table:table-cell>
          <table:table-cell office:value-type="string">
            <text:p>Minute</text:p>
          </table:table-cell>
          <table:table-cell table:number-columns-repeated="7"/>
        </table:table-row>
        <table:table-row table:style-name="ro2">
          <table:table-cell office:value-type="string">
            <text:p>//-</text:p>
          </table:table-cell>
          <table:table-cell/>
          <table:table-cell office:value-type="string">
            <text:p>(0 = standard, 1,2,3,... alternative)</text:p>
          </table:table-cell>
          <table:table-cell office:value-type="string">
            <text:p>63=wochentags, 64 = samstags , 128 = Sonntags</text:p>
          </table:table-cell>
          <table:table-cell table:number-columns-repeated="2" office:value-type="string">
            <text:p>-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//U2 Richtung Südbahnhof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// Wochentags</text:p>
          </table:table-cell>
          <table:table-cell table:number-columns-repeated="12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0000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0000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00000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0000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000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000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//Samstags</text:p>
          </table:table-cell>
          <table:table-cell table:number-columns-repeated="12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100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number-columns-repeated="7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number-columns-repeated="6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//Sonntags</text:p>
          </table:table-cell>
          <table:table-cell table:number-columns-repeated="12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100000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10000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table:number-columns-repeated="2"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//U2 Richtung Bad Homburg Gonzenheim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// Wochentags</text:p>
          </table:table-cell>
          <table:table-cell table:number-columns-repeated="12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00000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00000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6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010000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01000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01000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//Samstags</text:p>
          </table:table-cell>
          <table:table-cell table:number-columns-repeated="12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6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table:number-columns-repeated="2"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6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//Sonntags</text:p>
          </table:table-cell>
          <table:table-cell table:number-columns-repeated="12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6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table:number-columns-repeated="2"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3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table:number-columns-repeated="2"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2</text:p>
          </table:table-cell>
          <table:table-cell office:value-type="string">
            <text:p>nord</text:p>
          </table:table-cell>
          <table:table-cell office:value-type="string">
            <text:p>Gonzenheim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>
            <text:p>//U3 Richtung Suedbahnhof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//Wochentags</text:p>
          </table:table-cell>
          <table:table-cell table:number-columns-repeated="12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01111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table:number-columns-repeated="2"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//Samstags</text:p>
          </table:table-cell>
          <table:table-cell table:number-columns-repeated="12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table:number-columns-repeated="2"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//Sonntags</text:p>
          </table:table-cell>
          <table:table-cell table:number-columns-repeated="12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table:number-columns-repeated="2"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//U3 Richtung Hohemark</text:p>
          </table:table-cell>
          <table:table-cell table:number-columns-repeated="12"/>
        </table:table-row>
        <table:table-row table:style-name="ro2">
          <table:table-cell office:value-type="string">
            <text:p>// Wochentags</text:p>
          </table:table-cell>
          <table:table-cell table:number-columns-repeated="12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00111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001111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table:number-columns-repeated="2"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//Samstags</text:p>
          </table:table-cell>
          <table:table-cell table:number-columns-repeated="12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table:number-columns-repeated="2"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//Sonntags</text:p>
          </table:table-cell>
          <table:table-cell table:number-columns-repeated="12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table:number-columns-repeated="2"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//U8 Richtung Suedbahnhof</text:p>
          </table:table-cell>
          <table:table-cell table:number-columns-repeated="12"/>
        </table:table-row>
        <table:table-row table:style-name="ro2">
          <table:table-cell office:value-type="string">
            <text:p>// Wochentags</text:p>
          </table:table-cell>
          <table:table-cell table:number-columns-repeated="12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0111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0111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string">
            <text:p>//Samstags</text:p>
          </table:table-cell>
          <table:table-cell table:number-columns-repeated="12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1000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table:number-columns-repeated="2"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office:value-type="string">
            <text:p>//Sonntags</text:p>
          </table:table-cell>
          <table:table-cell table:number-columns-repeated="12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10000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table:number-columns-repeated="2"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53">
            <text:p>53</text:p>
          </table:table-cell>
          <table:table-cell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52">
            <text:p>52</text:p>
          </table:table-cell>
          <table:table-cell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//U8 Richtung Riedberg</text:p>
          </table:table-cell>
          <table:table-cell table:number-columns-repeated="12"/>
        </table:table-row>
        <table:table-row table:style-name="ro2">
          <table:table-cell office:value-type="string">
            <text:p>// Wochentags</text:p>
          </table:table-cell>
          <table:table-cell table:number-columns-repeated="12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table:number-columns-repeated="2"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//Samstags</text:p>
          </table:table-cell>
          <table:table-cell table:number-columns-repeated="12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table:number-columns-repeated="2"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//Sonntags</text:p>
          </table:table-cell>
          <table:table-cell table:number-columns-repeated="12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//U9 Richtung Ginnheim</text:p>
          </table:table-cell>
          <table:table-cell table:number-columns-repeated="12"/>
        </table:table-row>
        <table:table-row table:style-name="ro2">
          <table:table-cell office:value-type="string">
            <text:p>// Wochentags</text:p>
          </table:table-cell>
          <table:table-cell table:number-columns-repeated="12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//Samstags</text:p>
          </table:table-cell>
          <table:table-cell table:number-columns-repeated="12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//Sonntags</text:p>
          </table:table-cell>
          <table:table-cell table:number-columns-repeated="12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//U9 Richtung Nieder-Eschbach</text:p>
          </table:table-cell>
          <table:table-cell table:number-columns-repeated="12"/>
        </table:table-row>
        <table:table-row table:style-name="ro2">
          <table:table-cell office:value-type="string">
            <text:p>// Wochentags</text:p>
          </table:table-cell>
          <table:table-cell table:number-columns-repeated="12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table:number-columns-repeated="2"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//Samstags</text:p>
          </table:table-cell>
          <table:table-cell table:number-columns-repeated="12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//Sonntags</text:p>
          </table:table-cell>
          <table:table-cell table:number-columns-repeated="12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table:number-columns-repeated="2"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2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ieder-Eschbach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Wiebusch</meta:initial-creator>
    <meta:creation-date>2012-01-15T22:50:47</meta:creation-date>
    <dc:date>2013-01-14T19:46:02</dc:date>
    <meta:editing-duration>PT3H43M33S</meta:editing-duration>
    <meta:editing-cycles>21</meta:editing-cycles>
    <meta:generator>LibreOffice/3.5$Linux_X86_64 LibreOffice_project/350m1$Build-2</meta:generator>
    <meta:document-statistic meta:table-count="3" meta:cell-count="4279" meta:object-count="0"/>
  </office:meta>
</office:document-meta>
</file>